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B000001C68170C85BF8D078EB.png" manifest:media-type="image/png"/>
  <manifest:file-entry manifest:full-path="Pictures/1000000000000310000002018746233256C50795.png" manifest:media-type="image/png"/>
  <manifest:file-entry manifest:full-path="Pictures/100000000000031E00000208B2AE365D3B6E88F6.png" manifest:media-type="image/png"/>
  <manifest:file-entry manifest:full-path="Pictures/100000000000031B000001C993F25E8EDD4AE113.png" manifest:media-type="image/png"/>
  <manifest:file-entry manifest:full-path="Pictures/100000000000031F00000207BAB005205337D8AB.png" manifest:media-type="image/png"/>
  <manifest:file-entry manifest:full-path="Pictures/100000000000031C00000210C5BAFCE57F6B4D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6.5cm" svg:height="27.177cm" svg:x="0.5cm" svg:y="1.029cm">
          <draw:image xlink:href="Pictures/1000000000000310000002018746233256C50795.png" xlink:type="simple" xlink:show="embed" xlink:actuate="onLoad" draw:mime-type="image/png">
            <text:p/>
          </draw:image>
        </draw:frame>
        <draw:frame draw:style-name="gr2" draw:text-style-name="P1" draw:layer="layout" svg:width="16.457cm" svg:height="26.991cm" svg:x="19.543cm" svg:y="1.509cm">
          <draw:image xlink:href="Pictures/100000000000031E00000208B2AE365D3B6E88F6.png" xlink:type="simple" xlink:show="embed" xlink:actuate="onLoad" draw:mime-type="image/png">
            <text:p/>
          </draw:image>
        </draw:frame>
        <draw:frame draw:style-name="gr1" draw:text-style-name="P1" draw:layer="layout" svg:width="19.059cm" svg:height="27.575cm" svg:x="40.206cm" svg:y="0.925cm">
          <draw:image xlink:href="Pictures/100000000000031B000001C993F25E8EDD4AE113.png" xlink:type="simple" xlink:show="embed" xlink:actuate="onLoad" draw:mime-type="image/png">
            <text:p/>
          </draw:image>
        </draw:frame>
        <draw:frame draw:style-name="gr1" draw:text-style-name="P1" draw:layer="layout" svg:width="17.168cm" svg:height="28.068cm" svg:x="1cm" svg:y="29.432cm">
          <draw:image xlink:href="Pictures/100000000000031F00000207BAB005205337D8AB.png" xlink:type="simple" xlink:show="embed" xlink:actuate="onLoad" draw:mime-type="image/png">
            <text:p/>
          </draw:image>
        </draw:frame>
        <draw:frame draw:style-name="gr1" draw:text-style-name="P1" draw:layer="layout" svg:width="16.772cm" svg:height="28cm" svg:x="19.728cm" svg:y="30cm">
          <draw:image xlink:href="Pictures/100000000000031C00000210C5BAFCE57F6B4DB9.png" xlink:type="simple" xlink:show="embed" xlink:actuate="onLoad" draw:mime-type="image/png">
            <text:p/>
          </draw:image>
        </draw:frame>
        <draw:frame draw:style-name="gr1" draw:text-style-name="P1" draw:layer="layout" svg:width="21.225cm" svg:height="30.51cm" svg:x="37.5cm" svg:y="29.99cm">
          <draw:image xlink:href="Pictures/100000000000031B000001C68170C85BF8D078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5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8.80000305175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2.039cm" fo:margin-bottom="0cm" fo:text-indent="0cm"/>
      <style:text-properties fo:font-size="147.199996948242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1.505cm" fo:margin-bottom="0cm" fo:text-indent="0cm"/>
      <style:text-properties fo:font-size="126.30000305175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971cm" fo:margin-bottom="0cm" fo:text-indent="0cm"/>
      <style:text-properties fo:font-size="104.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448cm" fo:margin-bottom="0cm" fo:text-indent="0cm"/>
      <style:text-properties fo:font-size="104.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448cm" fo:margin-bottom="0cm" fo:text-indent="0cm"/>
      <style:text-properties fo:font-size="104.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448cm" fo:margin-bottom="0cm" fo:text-indent="0cm"/>
      <style:text-properties fo:font-size="104.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448cm" fo:margin-bottom="0cm" fo:text-indent="0cm"/>
      <style:text-properties fo:font-size="104.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448cm" fo:margin-bottom="0cm" fo:text-indent="0cm"/>
      <style:text-properties fo:font-size="104.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2.89999389648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Padrão" style:page-layout-name="PM1" draw:style-name="Mdp1">
      <draw:frame presentation:style-name="Padrão-title" draw:layer="backgroundobjects" svg:width="53.46cm" svg:height="14.041cm" svg:x="2.892cm" svg:y="3.416cm" presentation:class="title" presentation:placeholder="true">
        <draw:text-box/>
      </draw:frame>
      <draw:frame presentation:style-name="Padrão-outline1" draw:layer="backgroundobjects" svg:width="53.46cm" svg:height="48.778cm" svg:x="2.892cm" svg:y="19.598cm" presentation:class="outline" presentation:placeholder="true">
        <draw:text-box/>
      </draw:frame>
      <draw:frame presentation:style-name="Mpr1" draw:text-style-name="MP2" draw:layer="backgroundobjects" svg:width="13.834cm" svg:height="5.796cm" svg:x="2.892cm" svg:y="76.5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4cm" svg:height="5.796cm" svg:x="20.243cm" svg:y="76.5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4cm" svg:height="5.796cm" svg:x="42.512cm" svg:y="76.5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4T21:08:06.178000000</meta:creation-date>
    <dc:date>2021-11-26T19:56:24.184000000</dc:date>
    <meta:editing-duration>PT16H12M47S</meta:editing-duration>
    <meta:editing-cycles>2</meta:editing-cycles>
    <meta:generator>LibreOffice/7.2.1.2$Windows_X86_64 LibreOffice_project/87b77fad49947c1441b67c559c339af8f3517e22</meta:generator>
    <meta:document-statistic meta:object-count="31"/>
  </office:meta>
</office:document-meta>
</file>